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f2cc"/>
    </style:style>
    <style:style style:name="ce4" style:family="table-cell" style:parent-style-name="Default">
      <style:table-cell-properties fo:background-color="#ddddd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minpass</text:p>
          </table:table-cell>
          <table:table-cell table:style-name="ce1" office:value-type="string" calcext:value-type="string">
            <text:p>passkm</text:p>
          </table:table-cell>
          <table:table-cell table:style-name="ce1" office:value-type="string" calcext:value-type="string">
            <text:p>minpar</text:p>
          </table:table-cell>
          <table:table-cell table:style-name="ce1" office:value-type="string" calcext:value-type="string">
            <text:p>parkm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1" calcext:value-type="float">
            <text:p>0.5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3" calcext:value-type="float">
            <text:p>0.7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style-name="Default" table:number-columns-repeated="5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312" calcext:value-type="float">
            <text:p>2.2312</text:p>
          </table:table-cell>
          <table:table-cell office:value-type="float" office:value="2.168" calcext:value-type="float">
            <text:p>2.168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756" calcext:value-type="float">
            <text:p>4.4756</text:p>
          </table:table-cell>
          <table:table-cell office:value-type="float" office:value="4.9262" calcext:value-type="float">
            <text:p>4.926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937" calcext:value-type="float">
            <text:p>5.6937</text:p>
          </table:table-cell>
          <table:table-cell office:value-type="float" office:value="4.7379" calcext:value-type="float">
            <text:p>4.737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492" calcext:value-type="float">
            <text:p>4.7492</text:p>
          </table:table-cell>
          <table:table-cell office:value-type="float" office:value="0.3366" calcext:value-type="float">
            <text:p>0.336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974" calcext:value-type="float">
            <text:p>1.897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92" calcext:value-type="float">
            <text:p>1.5392</text:p>
          </table:table-cell>
          <table:table-cell office:value-type="float" office:value="2.6108" calcext:value-type="float">
            <text:p>2.610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972" calcext:value-type="float">
            <text:p>4.3972</text:p>
          </table:table-cell>
          <table:table-cell office:value-type="float" office:value="5.0458" calcext:value-type="float">
            <text:p>5.045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679" calcext:value-type="float">
            <text:p>7.3679</text:p>
          </table:table-cell>
          <table:table-cell office:value-type="float" office:value="2.4439" calcext:value-type="float">
            <text:p>2.443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252" calcext:value-type="float">
            <text:p>4.5252</text:p>
          </table:table-cell>
          <table:table-cell office:value-type="float" office:value="0.3055" calcext:value-type="float">
            <text:p>0.305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21" calcext:value-type="float">
            <text:p>0.6421</text:p>
          </table:table-cell>
          <table:table-cell office:value-type="float" office:value="7.1689" calcext:value-type="float">
            <text:p>7.168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2258" calcext:value-type="float">
            <text:p>6.2258</text:p>
          </table:table-cell>
          <table:table-cell table:style-name="ce3" office:value-type="float" office:value="1.6687" calcext:value-type="float">
            <text:p>1.6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613" calcext:value-type="float">
            <text:p>9.613</text:p>
          </table:table-cell>
          <table:table-cell table:style-name="ce3" office:value-type="float" office:value="2.0932" calcext:value-type="float">
            <text:p>2.09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9242" calcext:value-type="float">
            <text:p>7.9242</text:p>
          </table:table-cell>
          <table:table-cell table:style-name="ce3" office:value-type="float" office:value="9.4493" calcext:value-type="float">
            <text:p>9.4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6119" calcext:value-type="float">
            <text:p>4.6119</text:p>
          </table:table-cell>
          <table:table-cell table:style-name="ce3" office:value-type="float" office:value="2.8906" calcext:value-type="float">
            <text:p>2.890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8.2812" calcext:value-type="float">
            <text:p>8.2812</text:p>
          </table:table-cell>
          <table:table-cell table:style-name="ce3" office:value-type="float" office:value="8.9746" calcext:value-type="float">
            <text:p>8.974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6285" calcext:value-type="float">
            <text:p>7.6285</text:p>
          </table:table-cell>
          <table:table-cell table:style-name="ce3" office:value-type="float" office:value="9.2744" calcext:value-type="float">
            <text:p>9.274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813" calcext:value-type="float">
            <text:p>7.7813</text:p>
          </table:table-cell>
          <table:table-cell table:style-name="ce4" office:value-type="float" office:value="4.9682" calcext:value-type="float">
            <text:p>4.96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8402" calcext:value-type="float">
            <text:p>0.8402</text:p>
          </table:table-cell>
          <table:table-cell table:style-name="ce4" office:value-type="float" office:value="5.8984" calcext:value-type="float">
            <text:p>5.89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9.5404" calcext:value-type="float">
            <text:p>9.5404</text:p>
          </table:table-cell>
          <table:table-cell table:style-name="ce4" office:value-type="float" office:value="9.585" calcext:value-type="float">
            <text:p>9.5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.415" calcext:value-type="float">
            <text:p>8.415</text:p>
          </table:table-cell>
          <table:table-cell table:style-name="ce4" office:value-type="float" office:value="9.599" calcext:value-type="float">
            <text:p>9.5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35" calcext:value-type="float">
            <text:p>8.5335</text:p>
          </table:table-cell>
          <table:table-cell office:value-type="float" office:value="8.3122" calcext:value-type="float">
            <text:p>8.312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945" calcext:value-type="float">
            <text:p>8.8945</text:p>
          </table:table-cell>
          <table:table-cell office:value-type="float" office:value="0.6383" calcext:value-type="float">
            <text:p>0.638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933" calcext:value-type="float">
            <text:p>5.3933</text:p>
          </table:table-cell>
          <table:table-cell office:value-type="float" office:value="4.6485" calcext:value-type="float">
            <text:p>4.648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501" calcext:value-type="float">
            <text:p>4.9501</text:p>
          </table:table-cell>
          <table:table-cell office:value-type="float" office:value="7.7647" calcext:value-type="float">
            <text:p>7.764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218" calcext:value-type="float">
            <text:p>9.1218</text:p>
          </table:table-cell>
          <table:table-cell office:value-type="float" office:value="5.8134" calcext:value-type="float">
            <text:p>5.813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74" calcext:value-type="float">
            <text:p>6.7974</text:p>
          </table:table-cell>
          <table:table-cell office:value-type="float" office:value="1.5302" calcext:value-type="float">
            <text:p>1.530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727" calcext:value-type="float">
            <text:p>4.2727</text:p>
          </table:table-cell>
          <table:table-cell office:value-type="float" office:value="1.5524" calcext:value-type="float">
            <text:p>1.552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525" calcext:value-type="float">
            <text:p>9.3525</text:p>
          </table:table-cell>
          <table:table-cell office:value-type="float" office:value="9.2015" calcext:value-type="float">
            <text:p>9.201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7.2812" calcext:value-type="float">
            <text:p>7.281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443" calcext:value-type="float">
            <text:p>2.7443</text:p>
          </table:table-cell>
          <table:table-cell office:value-type="float" office:value="3.3443" calcext:value-type="float">
            <text:p>3.344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768" calcext:value-type="float">
            <text:p>8.4768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264" calcext:value-type="float">
            <text:p>4.2264</text:p>
          </table:table-cell>
          <table:table-cell office:value-type="float" office:value="7.0103" calcext:value-type="float">
            <text:p>7.010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522" calcext:value-type="float">
            <text:p>9.3522</text:p>
          </table:table-cell>
          <table:table-cell office:value-type="float" office:value="0.039" calcext:value-type="float">
            <text:p>0.03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899" calcext:value-type="float">
            <text:p>7.0899</text:p>
          </table:table-cell>
          <table:table-cell office:value-type="float" office:value="8.2467" calcext:value-type="float">
            <text:p>8.246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79" calcext:value-type="float">
            <text:p>0.2479</text:p>
          </table:table-cell>
          <table:table-cell office:value-type="float" office:value="2.176" calcext:value-type="float">
            <text:p>2.17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757" calcext:value-type="float">
            <text:p>3.5757</text:p>
          </table:table-cell>
          <table:table-cell office:value-type="float" office:value="0.2523" calcext:value-type="float">
            <text:p>0.252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637" calcext:value-type="float">
            <text:p>1.4637</text:p>
          </table:table-cell>
          <table:table-cell office:value-type="float" office:value="8.4855" calcext:value-type="float">
            <text:p>8.485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258" calcext:value-type="float">
            <text:p>8.6258</text:p>
          </table:table-cell>
          <table:table-cell office:value-type="float" office:value="4.5636" calcext:value-type="float">
            <text:p>4.563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667" calcext:value-type="float">
            <text:p>5.7667</text:p>
          </table:table-cell>
          <table:table-cell office:value-type="float" office:value="1.3701" calcext:value-type="float">
            <text:p>1.3701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9079" calcext:value-type="float">
            <text:p>7.9079</text:p>
          </table:table-cell>
          <table:table-cell office:value-type="float" office:value="3.8215" calcext:value-type="float">
            <text:p>3.821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2808" calcext:value-type="float">
            <text:p>9.2808</text:p>
          </table:table-cell>
          <table:table-cell office:value-type="float" office:value="9.5984" calcext:value-type="float">
            <text:p>9.598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029" calcext:value-type="float">
            <text:p>8.1029</text:p>
          </table:table-cell>
          <table:table-cell office:value-type="float" office:value="0.931" calcext:value-type="float">
            <text:p>0.93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254" calcext:value-type="float">
            <text:p>4.0254</text:p>
          </table:table-cell>
          <table:table-cell office:value-type="float" office:value="3.5003" calcext:value-type="float">
            <text:p>3.500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55" calcext:value-type="float">
            <text:p>5.555</text:p>
          </table:table-cell>
          <table:table-cell office:value-type="float" office:value="7.9757" calcext:value-type="float">
            <text:p>7.9757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722" calcext:value-type="float">
            <text:p>8.1722</text:p>
          </table:table-cell>
          <table:table-cell office:value-type="float" office:value="6.4294" calcext:value-type="float">
            <text:p>6.429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0695" calcext:value-type="float">
            <text:p>6.06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391" calcext:value-type="float">
            <text:p>3.1391</text:p>
          </table:table-cell>
          <table:table-cell office:value-type="float" office:value="0.7525" calcext:value-type="float">
            <text:p>0.752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2965" calcext:value-type="float">
            <text:p>7.2965</text:p>
          </table:table-cell>
          <table:table-cell office:value-type="float" office:value="8.1635" calcext:value-type="float">
            <text:p>8.163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828" calcext:value-type="float">
            <text:p>1.9828</text:p>
          </table:table-cell>
          <table:table-cell office:value-type="float" office:value="7.605" calcext:value-type="float">
            <text:p>7.60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713" calcext:value-type="float">
            <text:p>3.5713</text:p>
          </table:table-cell>
          <table:table-cell office:value-type="float" office:value="4.9509" calcext:value-type="float">
            <text:p>4.950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669" calcext:value-type="float">
            <text:p>8.1669</text:p>
          </table:table-cell>
          <table:table-cell office:value-type="float" office:value="0.4921" calcext:value-type="float">
            <text:p>0.492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1059" calcext:value-type="float">
            <text:p>5.1059</text:p>
          </table:table-cell>
          <table:table-cell office:value-type="float" office:value="6.9951" calcext:value-type="float">
            <text:p>6.995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9894" calcext:value-type="float">
            <text:p>7.9894</text:p>
          </table:table-cell>
          <table:table-cell office:value-type="float" office:value="2.0233" calcext:value-type="float">
            <text:p>2.023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4072" calcext:value-type="float">
            <text:p>4.4072</text:p>
          </table:table-cell>
          <table:table-cell office:value-type="float" office:value="6.6743" calcext:value-type="float">
            <text:p>6.674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998" calcext:value-type="float">
            <text:p>0.8998</text:p>
          </table:table-cell>
          <table:table-cell office:value-type="float" office:value="2.2621" calcext:value-type="float">
            <text:p>2.262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8615" calcext:value-type="float">
            <text:p>4.8615</text:p>
          </table:table-cell>
          <table:table-cell office:value-type="float" office:value="0.8272" calcext:value-type="float">
            <text:p>0.8272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4384" calcext:value-type="float">
            <text:p>2.4384</text:p>
          </table:table-cell>
          <table:table-cell office:value-type="float" office:value="6.1225" calcext:value-type="float">
            <text:p>6.122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1927" calcext:value-type="float">
            <text:p>7.1927</text:p>
          </table:table-cell>
          <table:table-cell office:value-type="float" office:value="4.484" calcext:value-type="float">
            <text:p>4.48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5315" calcext:value-type="float">
            <text:p>7.5315</text:p>
          </table:table-cell>
          <table:table-cell office:value-type="float" office:value="2.3968" calcext:value-type="float">
            <text:p>2.396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2391" calcext:value-type="float">
            <text:p>6.2391</text:p>
          </table:table-cell>
          <table:table-cell office:value-type="float" office:value="0.3394" calcext:value-type="float">
            <text:p>0.339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95" calcext:value-type="float">
            <text:p>3.395</text:p>
          </table:table-cell>
          <table:table-cell office:value-type="float" office:value="4.2137" calcext:value-type="float">
            <text:p>4.213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4849" calcext:value-type="float">
            <text:p>0.484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856" calcext:value-type="float">
            <text:p>2.5856</text:p>
          </table:table-cell>
          <table:table-cell office:value-type="float" office:value="5.521" calcext:value-type="float">
            <text:p>5.52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201" calcext:value-type="float">
            <text:p>4.4201</text:p>
          </table:table-cell>
          <table:table-cell office:value-type="float" office:value="3.4854" calcext:value-type="float">
            <text:p>3.48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7831" calcext:value-type="float">
            <text:p>7.7831</text:p>
          </table:table-cell>
          <table:table-cell office:value-type="float" office:value="7.9958" calcext:value-type="float">
            <text:p>7.995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7336" calcext:value-type="float">
            <text:p>3.7336</text:p>
          </table:table-cell>
          <table:table-cell office:value-type="float" office:value="1.7182" calcext:value-type="float">
            <text:p>1.71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16" calcext:value-type="float">
            <text:p>1.1616</text:p>
          </table:table-cell>
          <table:table-cell office:value-type="float" office:value="1.4979" calcext:value-type="float">
            <text:p>1.497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0131" calcext:value-type="float">
            <text:p>6.0131</text:p>
          </table:table-cell>
          <table:table-cell office:value-type="float" office:value="7.5592" calcext:value-type="float">
            <text:p>7.559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102" calcext:value-type="float">
            <text:p>1.9102</text:p>
          </table:table-cell>
          <table:table-cell office:value-type="float" office:value="3.2728" calcext:value-type="float">
            <text:p>3.272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847" calcext:value-type="float">
            <text:p>1.2847</text:p>
          </table:table-cell>
          <table:table-cell office:value-type="float" office:value="5.5688" calcext:value-type="float">
            <text:p>5.568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604" calcext:value-type="float">
            <text:p>2.4604</text:p>
          </table:table-cell>
          <table:table-cell office:value-type="float" office:value="1.5435" calcext:value-type="float">
            <text:p>1.5435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92" calcext:value-type="float">
            <text:p>0.3392</text:p>
          </table:table-cell>
          <table:table-cell office:value-type="float" office:value="6.8533" calcext:value-type="float">
            <text:p>6.853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8103" calcext:value-type="float">
            <text:p>3.8103</text:p>
          </table:table-cell>
          <table:table-cell office:value-type="float" office:value="2.248" calcext:value-type="float">
            <text:p>2.24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4872" calcext:value-type="float">
            <text:p>7.4872</text:p>
          </table:table-cell>
          <table:table-cell office:value-type="float" office:value="5.0493" calcext:value-type="float">
            <text:p>5.049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715" calcext:value-type="float">
            <text:p>8.5715</text:p>
          </table:table-cell>
          <table:table-cell office:value-type="float" office:value="0.3537" calcext:value-type="float">
            <text:p>0.3537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447" calcext:value-type="float">
            <text:p>5.1447</text:p>
          </table:table-cell>
          <table:table-cell office:value-type="float" office:value="2.0278" calcext:value-type="float">
            <text:p>2.027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6085" calcext:value-type="float">
            <text:p>2.6085</text:p>
          </table:table-cell>
          <table:table-cell office:value-type="float" office:value="8.2633" calcext:value-type="float">
            <text:p>8.263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12" calcext:value-type="float">
            <text:p>0.6512</text:p>
          </table:table-cell>
          <table:table-cell office:value-type="float" office:value="5.7641" calcext:value-type="float">
            <text:p>5.7641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98" calcext:value-type="float">
            <text:p>0.1998</text:p>
          </table:table-cell>
          <table:table-cell office:value-type="float" office:value="6.5783" calcext:value-type="float">
            <text:p>6.578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008" calcext:value-type="float">
            <text:p>6.6008</text:p>
          </table:table-cell>
          <table:table-cell office:value-type="float" office:value="6.3847" calcext:value-type="float">
            <text:p>6.38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378" calcext:value-type="float">
            <text:p>4.8378</text:p>
          </table:table-cell>
          <table:table-cell office:value-type="float" office:value="5.0584" calcext:value-type="float">
            <text:p>5.058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8126" calcext:value-type="float">
            <text:p>5.8126</text:p>
          </table:table-cell>
          <table:table-cell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952" calcext:value-type="float">
            <text:p>2.8952</text:p>
          </table:table-cell>
          <table:table-cell office:value-type="float" office:value="5.6275" calcext:value-type="float">
            <text:p>5.627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9099" calcext:value-type="float">
            <text:p>4.9099</text:p>
          </table:table-cell>
          <table:table-cell office:value-type="float" office:value="8.3735" calcext:value-type="float">
            <text:p>8.37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606" calcext:value-type="float">
            <text:p>2.9606</text:p>
          </table:table-cell>
          <table:table-cell office:value-type="float" office:value="0.7423" calcext:value-type="float">
            <text:p>0.742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429" calcext:value-type="float">
            <text:p>3.0429</text:p>
          </table:table-cell>
          <table:table-cell office:value-type="float" office:value="2.0363" calcext:value-type="float">
            <text:p>2.036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238" calcext:value-type="float">
            <text:p>4.238</text:p>
          </table:table-cell>
          <table:table-cell office:value-type="float" office:value="3.7962" calcext:value-type="float">
            <text:p>3.796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0549" calcext:value-type="float">
            <text:p>8.0549</text:p>
          </table:table-cell>
          <table:table-cell office:value-type="float" office:value="5.2307" calcext:value-type="float">
            <text:p>5.230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2842" calcext:value-type="float">
            <text:p>4.2842</text:p>
          </table:table-cell>
          <table:table-cell office:value-type="float" office:value="4.0728" calcext:value-type="float">
            <text:p>4.072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4813" calcext:value-type="float">
            <text:p>6.4813</text:p>
          </table:table-cell>
          <table:table-cell office:value-type="float" office:value="2.3635" calcext:value-type="float">
            <text:p>2.36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345" calcext:value-type="float">
            <text:p>4.0345</text:p>
          </table:table-cell>
          <table:table-cell office:value-type="float" office:value="1.1679" calcext:value-type="float">
            <text:p>1.16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377" calcext:value-type="float">
            <text:p>3.7377</text:p>
          </table:table-cell>
          <table:table-cell office:value-type="float" office:value="9.2467" calcext:value-type="float">
            <text:p>9.246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519" calcext:value-type="float">
            <text:p>2.5519</text:p>
          </table:table-cell>
          <table:table-cell office:value-type="float" office:value="8.2238" calcext:value-type="float">
            <text:p>8.22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71" calcext:value-type="float">
            <text:p>7.171</text:p>
          </table:table-cell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773" calcext:value-type="float">
            <text:p>0.6773</text:p>
          </table:table-cell>
          <table:table-cell office:value-type="float" office:value="2.4832" calcext:value-type="float">
            <text:p>2.48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258" calcext:value-type="float">
            <text:p>5.2258</text:p>
          </table:table-cell>
          <table:table-cell office:value-type="float" office:value="9.3696" calcext:value-type="float">
            <text:p>9.36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5966" calcext:value-type="float">
            <text:p>7.5966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9681" calcext:value-type="float">
            <text:p>2.9681</text:p>
          </table:table-cell>
          <table:table-cell office:value-type="float" office:value="5.3555" calcext:value-type="float">
            <text:p>5.35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</table:table>
      <table:table table:name="New rates" table:style-name="ta1">
        <table:table-column table:style-name="co1" table:number-columns-repeated="8" table:default-cell-style-name="ce1"/>
        <table:table-row table:style-name="ro1">
          <table:table-cell table:number-columns-repeated="6"/>
          <table:table-cell table:style-name="ce10" office:value-type="string" calcext:value-type="string" table:number-columns-spanned="2" table:number-rows-spanned="1">
            <text:p>Debug inst profits</text:p>
          </table:table-cell>
          <table:covered-table-cell/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pass</text:p>
          </table:table-cell>
          <table:table-cell office:value-type="string" calcext:value-type="string">
            <text:p>passkm</text:p>
          </table:table-cell>
          <table:table-cell office:value-type="string" calcext:value-type="string">
            <text:p>minpar</text:p>
          </table:table-cell>
          <table:table-cell office:value-type="string" calcext:value-type="string">
            <text:p>parkm</text:p>
          </table:table-cell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Parc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3]-0.5" office:value-type="float" office:value="2.74" calcext:value-type="float">
            <text:p>2.74</text:p>
          </table:table-cell>
          <table:table-cell table:formula="of:=[.C3]-0.2" office:value-type="float" office:value="0.83" calcext:value-type="float">
            <text:p>0.83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4]/2" office:value-type="float" office:value="1.62" calcext:value-type="float">
            <text:p>1.62</text:p>
          </table:table-cell>
          <table:table-cell table:style-name="ce9" table:formula="of:=[.C4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5]/3" office:value-type="float" office:value="1.08" calcext:value-type="float">
            <text:p>1.08</text:p>
          </table:table-cell>
          <table:table-cell table:style-name="ce9" table:formula="of:=[.C5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6]/4" office:value-type="float" office:value="0.81" calcext:value-type="float">
            <text:p>0.81</text:p>
          </table:table-cell>
          <table:table-cell table:style-name="ce9" table:formula="of:=[.C6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style-name="ce9" table:formula="of:=[.B7]/5" office:value-type="float" office:value="0.648" calcext:value-type="float">
            <text:p>0.65</text:p>
          </table:table-cell>
          <table:table-cell table:style-name="ce9" table:formula="of:=[.C7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13:22.459558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1:44:16.077822402</meta:creation-date>
    <dc:date>2020-10-16T16:38:40.906298491</dc:date>
    <meta:editing-duration>PT19H27M25S</meta:editing-duration>
    <meta:editing-cycles>5</meta:editing-cycles>
    <meta:generator>LibreOffice/6.4.5.2$Linux_X86_64 LibreOffice_project/40$Build-2</meta:generator>
    <meta:document-statistic meta:table-count="3" meta:cell-count="661" meta:object-count="0"/>
  </office:meta>
</office:document-meta>
</file>